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Text_20_body">
      <style:text-properties officeooo:rsid="000faa5a" officeooo:paragraph-rsid="000faa5a"/>
    </style:style>
    <style:style style:name="P2" style:family="paragraph" style:parent-style-name="Text_20_body">
      <style:text-properties officeooo:rsid="000faa5a" officeooo:paragraph-rsid="00109bfd"/>
    </style:style>
    <style:style style:name="P3" style:family="paragraph" style:parent-style-name="Heading_20_1">
      <style:text-properties officeooo:rsid="000faa5a" officeooo:paragraph-rsid="000faa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9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P3" text:outline-level="1">Relationships</text:h>
      <text:p text:style-name="P1">Relationships are mapped by storing the foreign id / target entity id. For collections (@..ToMany) a JSON array with all target entity ids is stored.</text:p>
      <text:h text:style-name="P3" text:outline-level="1">Bi-directional Relations</text:h>
      <text:p text:style-name="P1">As there‛s no way to store relational data in JSON documents, the target entity ids for bi-directional relations are stored <text:span text:style-name="T1">redundantly</text:span><text:span text:style-name="T2"> on both sides of the relationship.</text:span></text:p>
      <text:h text:style-name="P3" text:outline-level="1">Inheritance</text:h>
      <text:p text:style-name="P1">All fields / columns of all inheritance levels are directly stored in one document.</text:p>
      <text:p text:style-name="P2">The information of parent entities is held in a ‚column‛ (JSON field) called „<text:span text:style-name="T3">parent_entity_classes</text:span>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3:16:35.769932954</meta:creation-date>
    <dc:date>2016-08-28T16:31:14.137137781</dc:date>
    <meta:editing-duration>PT44M27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1" meta:paragraph-count="7" meta:word-count="84" meta:character-count="551" meta:non-whitespace-character-count="474"/>
  </office:meta>
</office:document-meta>
</file>